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1B000002DAF37701F95C0E1834.png" manifest:media-type="image/png"/>
  <manifest:file-entry manifest:full-path="Pictures/100000000000028000000280CDD3D742B752FFD2.png" manifest:media-type="image/png"/>
  <manifest:file-entry manifest:full-path="Pictures/100000000000028000000280552968356DAD1B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Roboto2" svg:font-family="Roboto"/>
    <style:font-face style:name="Roboto Black" svg:font-family="'Roboto Black'"/>
    <style:font-face style:name="Roboto Medium2" svg:font-family="'Roboto Medium'"/>
    <style:font-face style:name="JetBrains Mono1" svg:font-family="'JetBrains Mono'" style:font-family-generic="modern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1" svg:font-family="'Roboto Black'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inux Libertine G2" svg:font-family="'Linux Libertine G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3cm" fo:min-width="25.19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2b2b2b" draw:auto-grow-height="true" draw:auto-grow-width="false" fo:max-height="0cm" fo:min-height="5.601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2b2b2b" draw:auto-grow-height="true" draw:auto-grow-width="false" fo:max-height="0cm" fo:min-height="11.201cm"/>
      <style:paragraph-properties style:writing-mode="lr-tb"/>
    </style:style>
    <style:style style:name="gr6" style:family="graphic" style:parent-style-name="standard">
      <style:graphic-properties svg:stroke-width="0.106cm" svg:stroke-color="#d9232f" draw:marker-start-width="0.358cm" draw:marker-end-width="0.358cm" draw:fill="none" draw:textarea-vertical-align="middle" draw:auto-grow-height="false" fo:min-height="1.108cm" fo:min-width="0cm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svg:stroke-width="0.106cm" svg:stroke-color="#d9232f" draw:marker-start-width="0.358cm" draw:marker-end-width="0.358cm" draw:fill="none" draw:textarea-vertical-align="middle" draw:auto-grow-height="false" fo:min-height="5.06cm" fo:min-width="0cm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svg:stroke-width="0.106cm" svg:stroke-color="#d9232f" draw:marker-start-width="0.358cm" draw:marker-end-width="0.358cm" draw:fill="none" draw:textarea-vertical-align="middle" draw:auto-grow-height="false" fo:min-height="7.5cm" fo:min-width="0cm" fo:padding-top="0.177cm" fo:padding-bottom="0.177cm" fo:padding-left="0.302cm" fo:padding-right="0.30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2b2b2b" draw:auto-grow-height="true" draw:auto-grow-width="false" fo:max-height="0cm" fo:min-height="7.20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2b2b2b" draw:textarea-vertical-align="middle" draw:auto-grow-height="true" draw:auto-grow-width="false" fo:max-height="0cm" fo:min-height="3.201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2b2b2b" draw:textarea-vertical-align="middle" draw:auto-grow-height="true" draw:auto-grow-width="false" fo:max-height="0cm" fo:min-height="1.601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2b2b2b" draw:auto-grow-height="true" draw:auto-grow-width="false" fo:max-height="0cm" fo:min-height="8.801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2b2b2b" draw:auto-grow-height="true" draw:auto-grow-width="false" fo:max-height="0cm" fo:min-height="12.801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2b2b2b" draw:textarea-vertical-align="middle" draw:auto-grow-height="true" draw:auto-grow-width="false" fo:max-height="0cm" fo:min-height="0.801cm"/>
      <style:paragraph-properties style:writing-mode="lr-tb"/>
    </style:style>
    <style:style style:name="gr15" style:family="graphic" style:parent-style-name="objectwithoutfill">
      <style:graphic-properties svg:stroke-width="0.106cm" svg:stroke-color="#d9232f" draw:marker-start-width="0.358cm" draw:marker-end="Linienspitzen_20_1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1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" fo:font-size="18pt" fo:language="de" fo:country="DE"/>
    </style:style>
    <style:style style:name="P10" style:family="paragraph">
      <style:paragraph-properties style:text-autospace="none"/>
    </style:style>
    <style:style style:name="P11" style:family="paragraph">
      <loext:graphic-properties draw:fill="solid" draw:fill-color="#2b2b2b"/>
      <style:paragraph-properties style:text-autospace="none" style:writing-mode="lr-tb"/>
      <style:text-properties fo:font-size="20pt"/>
    </style:style>
    <style:style style:name="P12" style:family="paragraph">
      <style:paragraph-properties fo:text-align="center" style:writing-mode="lr-tb"/>
      <style:text-properties style:font-name="Roboto" fo:font-weight="bold" style:font-weight-asian="bold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style:font-name="Roboto" fo:font-weight="bold" style:font-weight-asian="bold" style:font-weight-complex="bold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paragraph-properties fo:text-align="start" style:writing-mode="lr-tb"/>
    </style:style>
    <style:style style:name="P16" style:family="paragraph">
      <style:paragraph-properties fo:text-align="start" style:text-autospace="none"/>
    </style:style>
    <style:style style:name="P17" style:family="paragraph">
      <loext:graphic-properties draw:fill="solid" draw:fill-color="#2b2b2b"/>
      <style:paragraph-properties fo:text-align="start" style:text-autospace="none"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d9232f" loext:opacity="100%" style:text-line-through-style="none" style:text-line-through-type="none" style:text-position="0% 100%" style:font-name="Roboto Black" fo:font-size="36pt" fo:letter-spacing="normal" fo:language="de" fo:country="DE" fo:font-style="normal" style:text-underline-style="none" fo:font-weight="normal" style:font-name-asian="Roboto Black" style:font-size-asian="36pt" style:font-style-asian="normal" style:font-weight-asian="normal" style:font-name-complex="Roboto Black" style:font-size-complex="36pt" style:font-style-complex="normal" style:font-weight-complex="normal"/>
    </style:style>
    <style:style style:name="T2" style:family="text">
      <style:text-properties fo:font-variant="normal" fo:text-transform="none" fo:color="#d9232f" loext:opacity="100%" style:text-line-through-style="none" style:text-line-through-type="none" style:text-position="0% 100%" style:font-name="Roboto Medium1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style:style style:name="T3" style:family="text">
      <style:text-properties fo:font-variant="normal" fo:text-transform="none" fo:color="#d9232f" loext:opacity="100%" style:text-line-through-style="none" style:text-line-through-type="none" style:text-position="0% 100%" style:font-name="Roboto Medium1" fo:font-size="24pt" fo:letter-spacing="normal" fo:language="de" fo:country="DE" fo:font-style="normal" style:text-underline-style="none" fo:font-weight="normal" style:font-name-asian="Roboto Medium2" style:font-size-asian="24pt" style:font-style-asian="normal" style:font-weight-asian="normal" style:font-name-complex="Roboto Medium2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Roboto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Roboto Medium" fo:font-size="20pt" fo:letter-spacing="normal" fo:language="de" fo:country="DE" fo:font-style="normal" style:text-underline-style="none" fo:font-weight="normal" style:font-name-asian="Roboto2" style:font-size-asian="20pt" style:font-style-asian="normal" style:font-weight-asian="normal" style:font-name-complex="Roboto2" style:font-size-complex="20pt" style:font-style-complex="normal" style:font-weight-complex="normal"/>
    </style:style>
    <style:style style:name="T6" style:family="text">
      <style:text-properties fo:font-variant="normal" fo:text-transform="none" fo:color="#bbb529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a8759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c7832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c66d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897bb" loext:opacity="100%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Roboto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style:text-outline="false" style:text-line-through-style="none" style:text-line-through-type="none" style:font-name="JetBrains Mono1" fo:font-size="2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d9232f" loext:opacity="100%" style:text-line-through-style="none" style:text-line-through-type="none" style:text-position="0% 100%" style:font-name="Roboto Medium2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_0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_0" draw:style-name="gr2" draw:text-style-name="P4" draw:layer="layout" svg:width="25.198cm" svg:height="1.882cm" svg:x="1.4cm" svg:y="7.318cm">
          <text:p text:style-name="P3"><text:span text:style-name="T2">CG #5 – Funktionen und 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_0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_0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draw:name="Google Shape;71;p15_2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_15" presentation:style-name="pr3" draw:text-style-name="P9" draw:layer="layout" svg:width="9.399cm" svg:height="7.7cm" svg:x="1.401cm" svg:y="2.3cm" presentation:class="subtitle" presentation:user-transformed="true">
          <draw:text-box>
            <text:list text:style-name="L2">
              <text:list-item>
                <text:p xml:id="id1" text:id="id1" text:style-name="P8"><text:span text:style-name="T4">mingw-w64</text:span></text:p>
                <text:list>
                  <text:list-item>
                    <text:p xml:id="id2" text:id="id2" text:style-name="P8"><text:span text:style-name="T4">Installation</text:span></text:p>
                  </text:list-item>
                  <text:list-item>
                    <text:p xml:id="id3" text:id="id3" text:style-name="P8"><text:span text:style-name="T4">Hallo Welt</text:span></text:p>
                    <text:p text:style-name="P8"><text:span text:style-name="T4"/></text:p>
                  </text:list-item>
                </text:list>
              </text:list-item>
              <text:list-item>
                <text:p xml:id="id4" text:id="id4" text:style-name="P8"><text:span text:style-name="T4">Funktionen in C</text:span></text:p>
                <text:list>
                  <text:list-item>
                    <text:p xml:id="id5" text:id="id5" text:style-name="P8"><text:span text:style-name="T4">Funktionsprototypen</text:span></text:p>
                  </text:list-item>
                  <text:list-item>
                    <text:p xml:id="id6" text:id="id6" text:style-name="P8"><text:span text:style-name="T4">Pointer</text:span></text:p>
                    <text:p text:style-name="P8"><text:span text:style-name="T4"/></text:p>
                  </text:list-item>
                </text:list>
              </text:list-item>
              <text:list-item>
                <text:p xml:id="id7" text:id="id7" text:style-name="P8"><text:span text:style-name="T4">Hands 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3" draw:style-name="gr3" draw:layer="layout" svg:width="13.999cm" svg:height="11.137cm" svg:x="3.5cm" svg:y="2.227cm" draw:page-number="2" presentation:class="page"/>
          <draw:frame draw:name="Google Shape;69;g8610040847_0_23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office:forms form:automatic-focus="false" form:apply-design-mode="false"/>
        <draw:frame draw:name="Google Shape;71;p15_1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mingw-w64 – Installation</text:span></text:p>
          </draw:text-box>
        </draw:frame>
        <draw:frame draw:name="Google Shape;72;p15_0" presentation:style-name="pr5" draw:text-style-name="P9" draw:layer="layout" svg:width="25.198cm" svg:height="5.5cm" svg:x="1.402cm" svg:y="2.3cm">
          <draw:text-box>
            <text:list text:style-name="L2">
              <text:list-item>
                <text:p xml:id="id8" text:id="id8" text:style-name="P8"><text:span text:style-name="T4"><text:a xlink:href="https://sourceforge.net/projects/mingw-w64/" xlink:type="simple">https://sourceforge.net/projects/mingw-w64/</text:a></text:span></text:p>
                <text:list>
                  <text:list-item>
                    <text:p xml:id="id9" text:id="id9" text:style-name="P8"><text:span text:style-name="T4">Installieren</text:span></text:p>
                  </text:list-item>
                  <text:list-item>
                    <text:p xml:id="id10" text:id="id10" text:style-name="P8"><text:span text:style-name="T4">Zu PATH hinzufügen</text:span></text:p>
                  </text:list-item>
                </text:list>
                <text:p text:style-name="P8"><text:span text:style-name="T4"/></text:p>
              </text:list-item>
              <text:list-item>
                <text:p xml:id="id11" text:id="id11" text:style-name="P8"><text:span text:style-name="T4">Verwendung</text:span></text:p>
                <text:list>
                  <text:list-item>
                    <text:p xml:id="id12" text:id="id12" text:style-name="P8"><text:span text:style-name="T5">gcc datei.c -o datei.exe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" draw:style-name="gr3" draw:layer="layout" svg:width="13.999cm" svg:height="11.137cm" svg:x="3.5cm" svg:y="2.227cm" draw:page-number="3" presentation:class="page"/>
          <draw:frame draw:name="Google Shape;69;g8610040847_0_0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office:forms form:automatic-focus="false" form:apply-design-mode="false"/>
        <draw:frame draw:name="Google Shape;71;p15_2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mingw-w64 – Hallo Welt</text:span></text:p>
          </draw:text-box>
        </draw:frame>
        <draw:frame draw:style-name="gr4" draw:text-style-name="P11" xml:id="id13" draw:id="id13" draw:layer="layout" svg:width="11.599cm" svg:height="5.851cm" svg:x="8.202cm" svg:y="4.951cm">
          <draw:text-box>
            <text:p text:style-name="P10"><text:span text:style-name="T6">#include </text:span><text:span text:style-name="T7">&lt;stdio.h&gt;</text:span><text:span text:style-name="T7"><text:line-break/></text:span><text:span text:style-name="T7"/></text:p>
            <text:p text:style-name="P10"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printf(</text:span><text:span text:style-name="T7">"Hallo Welt!"</text:span><text:span text:style-name="T10">)</text:span><text:span text:style-name="T8">;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" draw:style-name="gr3" draw:layer="layout" svg:width="13.999cm" svg:height="11.137cm" svg:x="3.5cm" svg:y="2.227cm" draw:page-number="4" presentation:class="page"/>
          <draw:frame draw:name="Google Shape;69;g8610040847_0_3" presentation:style-name="pr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1T1">
        <office:forms form:automatic-focus="false" form:apply-design-mode="false"/>
        <draw:frame draw:name="Google Shape;71;p15_0" presentation:style-name="pr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Funktionen in C – Funktionsprototypen</text:span></text:p>
          </draw:text-box>
        </draw:frame>
        <draw:frame draw:style-name="gr5" draw:text-style-name="P11" xml:id="id14" draw:id="id14" draw:layer="layout" svg:width="14.8cm" svg:height="11.451cm" svg:x="6.601cm" svg:y="2.151cm">
          <draw:text-box>
            <text:p text:style-name="P10"><text:span text:style-name="T6">#include </text:span><text:span text:style-name="T7">&lt;stdlib.h&gt;</text:span><text:span text:style-name="T7"><text:line-break/></text:span><text:span text:style-name="T6">#include </text:span><text:span text:style-name="T7">&lt;stdio.h&gt;</text:span><text:span text:style-name="T7"><text:line-break/></text:span><text:span text:style-name="T7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printf(</text:span><text:span text:style-name="T7">"Hallo</text:span><text:span text:style-name="T8">\n</text:span><text:span text:style-name="T7">"</text:span><text:span text:style-name="T10">)</text:span><text:span text:style-name="T8">;</text:span><text:span text:style-name="T8"><text:line-break/></text:span><text:span text:style-name="T8"><text:line-break/></text:span><text:span text:style-name="T8"> <text:s text:c="3"/>int </text:span><text:span text:style-name="T10">*a = malloc(</text:span><text:span text:style-name="T8">sizeof</text:span><text:span text:style-name="T10">(</text:span><text:span text:style-name="T8">int</text:span><text:span text:style-name="T10">))</text:span><text:span text:style-name="T8">;</text:span><text:span text:style-name="T8"><text:line-break/></text:span><text:span text:style-name="T8"> <text:s text:c="3"/></text:span><text:span text:style-name="T10">scanf(</text:span><text:span text:style-name="T7">" %d"</text:span><text:span text:style-name="T8">, </text:span><text:span text:style-name="T10">a)</text:span><text:span text:style-name="T8">;</text:span><text:span text:style-name="T8"><text:line-break/></text:span><text:span text:style-name="T8"><text:line-break/></text:span><text:span text:style-name="T8"> <text:s text:c="3"/></text:span><text:span text:style-name="T10">printf(</text:span><text:span text:style-name="T7">"%d"</text:span><text:span text:style-name="T8">, </text:span><text:span text:style-name="T10">*a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draw:custom-shape draw:style-name="gr6" draw:text-style-name="P13" xml:id="id15" draw:id="id15" draw:layer="layout" svg:width="0.6cm" svg:height="1.6cm" svg:x="6.001cm" svg:y="2.2cm">
          <text:p text:style-name="P12"><text:span text:style-name="T12">“</text:span><text:span text:style-name="T12">import” <text:s text:c="22"/></text:span></text:p>
          <draw:enhanced-geometry svg:viewBox="0 0 21600 21600" draw:glue-points="21600 0 0 10800 21600 21600" draw:text-areas="13800 ?f9 21600 ?f10" draw:type="left-brace" draw:modifiers="2995.1280449718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15" xml:id="id16" draw:id="id16" draw:layer="layout" svg:width="0.997cm" svg:height="6cm" svg:x="21.392cm" svg:y="6.4cm">
          <text:p text:style-name="P14"><text:span text:style-name="T13"><text:s text:c="7"/></text:span><text:span text:style-name="T12">Befehle</text:span></text:p>
          <draw:enhanced-geometry svg:viewBox="0 0 21600 21600" draw:mirror-horizontal="true" draw:glue-points="21600 0 0 10800 21600 21600" draw:text-areas="13800 ?f9 21600 ?f10" draw:type="left-brace" draw:modifiers="3380.25810952215 10791.21032438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13" xml:id="id17" draw:id="id17" draw:layer="layout" svg:width="0.999cm" svg:height="8.6cm" svg:x="5.602cm" svg:y="4.8cm">
          <text:p text:style-name="P12"><text:span text:style-name="T12">main Funktion <text:s text:c="38"/></text:span></text:p>
          <draw:enhanced-geometry svg:viewBox="0 0 21600 21600" draw:glue-points="21600 0 0 10800 21600 21600" draw:text-areas="13800 ?f9 21600 ?f10" draw:type="left-brace" draw:modifiers="2995.12804497189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0" draw:style-name="gr3" draw:layer="layout" svg:width="13.999cm" svg:height="11.137cm" svg:x="3.5cm" svg:y="2.227cm" draw:page-number="5" presentation:class="page"/>
          <draw:frame draw:name="Google Shape;69;g8610040847_0_2" presentation:style-name="pr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1T1">
        <office:forms form:automatic-focus="false" form:apply-design-mode="false"/>
        <draw:frame draw:name="Google Shape;71;p15_4" presentation:style-name="pr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Funktionen in C – Funktionsprototypen</text:span></text:p>
          </draw:text-box>
        </draw:frame>
        <draw:frame draw:style-name="gr9" draw:text-style-name="P11" xml:id="id18" draw:id="id18" draw:layer="layout" svg:width="9.4cm" svg:height="7.451cm" svg:x="4.381cm" svg:y="2.006cm">
          <draw:text-box>
            <text:p text:style-name="P10"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return </text:span><text:span text:style-name="T10">foo(</text:span><text:span text:style-name="T11">5.0f</text:span><text:span text:style-name="T10">)</text:span><text:span text:style-name="T8">;</text:span><text:span text:style-name="T8"><text:line-break/></text:span><text:span text:style-name="T10">}</text:span><text:span text:style-name="T10"><text:line-break/></text:span><text:span text:style-name="T10"><text:line-break/></text:span><text:span text:style-name="T8">int </text:span><text:span text:style-name="T9">foo</text:span><text:span text:style-name="T10">(</text:span><text:span text:style-name="T8">int </text:span><text:span text:style-name="T10">a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return </text:span><text:span text:style-name="T10">a</text:span><text:span text:style-name="T8">;</text:span><text:span text:style-name="T8"><text:line-break/></text:span><text:span text:style-name="T10">}</text:span></text:p>
          </draw:text-box>
        </draw:frame>
        <draw:frame draw:style-name="gr10" draw:text-style-name="P17" xml:id="id20" draw:id="id20" draw:layer="layout" svg:width="22.6cm" svg:height="3.451cm" svg:x="4.4cm" svg:y="10.6cm">
          <draw:text-box>
            <text:p text:style-name="P16"><text:span text:style-name="T14">.\test.c: In function 'main':</text:span></text:p>
            <text:p text:style-name="P16"><text:span text:style-name="T14">.\test.c:3:12: warning: implicit declaration of function 'foo' [-Wimplicit-function-declaration]</text:span></text:p>
            <text:p text:style-name="P16"><text:span text:style-name="T14"><text:s text:c="5"/></text:span><text:span text:style-name="T14">return foo(0);</text:span></text:p>
          </draw:text-box>
        </draw:frame>
        <draw:frame draw:name="Google Shape;72;p15_1" presentation:style-name="pr10" draw:text-style-name="P9" draw:layer="layout" svg:width="14.202cm" svg:height="4.8cm" svg:x="13.8cm" svg:y="2cm">
          <draw:text-box>
            <text:list text:style-name="L2">
              <text:list-item>
                <text:p xml:id="id19" text:id="id19" text:style-name="P8"><text:span text:style-name="T4">Compiler warnt (kein Fehler)</text:span></text:p>
                <text:p text:style-name="P8"><text:span text:style-name="T4"/></text:p>
              </text:list-item>
              <text:list-item>
                <text:p xml:id="id21" text:id="id21" text:style-name="P8"><text:span text:style-name="T4">Problem:</text:span></text:p>
                <text:list>
                  <text:list-item>
                    <text:p xml:id="id23" text:id="id23" text:style-name="P8"><text:span text:style-name="T4">Compiler kann nicht sicherstellen, ob die Funktion korrekt aufgerufen wurde.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frame draw:style-name="gr11" draw:text-style-name="P17" xml:id="id22" draw:id="id22" draw:layer="layout" svg:width="11.6cm" svg:height="1.851cm" svg:x="14.8cm" svg:y="7.581cm">
          <draw:text-box>
            <text:p text:style-name="P16"><text:span text:style-name="T14">Process finished with exit code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4" draw:style-name="gr3" draw:layer="layout" svg:width="13.999cm" svg:height="11.137cm" svg:x="3.5cm" svg:y="2.227cm" draw:page-number="6" presentation:class="page"/>
          <draw:frame draw:name="Google Shape;69;g8610040847_0_1" presentation:style-name="pr1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1T1">
        <office:forms form:automatic-focus="false" form:apply-design-mode="false"/>
        <draw:frame draw:name="Google Shape;71;p15_3" presentation:style-name="pr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Funktionen in C – Funktionsprototypen</text:span></text:p>
          </draw:text-box>
        </draw:frame>
        <draw:frame draw:style-name="gr9" draw:text-style-name="P11" xml:id="id24" draw:id="id24" draw:layer="layout" svg:width="9.4cm" svg:height="7.451cm" svg:x="4.4cm" svg:y="2.006cm">
          <draw:text-box>
            <text:p text:style-name="P10"><text:span text:style-name="T8">int </text:span><text:span text:style-name="T9">foo</text:span><text:span text:style-name="T10">(</text:span><text:span text:style-name="T8">int </text:span><text:span text:style-name="T10">a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return </text:span><text:span text:style-name="T10">a</text:span><text:span text:style-name="T8">;</text:span><text:span text:style-name="T8"><text:line-break/></text:span><text:span text:style-name="T10">}</text:span><text:span text:style-name="T10"><text:line-break/></text:span><text:span text:style-name="T10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return </text:span><text:span text:style-name="T10">foo(</text:span><text:span text:style-name="T11">5.0f</text:span><text:span text:style-name="T10">)</text:span><text:span text:style-name="T8">;</text:span><text:span text:style-name="T8"><text:line-break/></text:span><text:span text:style-name="T10">}</text:span></text:p>
          </draw:text-box>
        </draw:frame>
        <draw:frame draw:name="Google Shape;72;p15_2" presentation:style-name="pr12" draw:text-style-name="P9" draw:layer="layout" svg:width="14.202cm" svg:height="2.6cm" svg:x="13.8cm" svg:y="2cm">
          <draw:text-box>
            <text:list text:style-name="L2">
              <text:list-item>
                <text:p xml:id="id25" text:id="id25" text:style-name="P8"><text:span text:style-name="T4">Entweder:</text:span></text:p>
                <text:list>
                  <text:list-item>
                    <text:p xml:id="id26" text:id="id26" text:style-name="P8"><text:span text:style-name="T4">Funktionen die weiter unten genutzt werden vorher schreiben</text:span></text:p>
                    <text:p text:style-name="P8"><text:span text:style-name="T5"/></text:p>
                  </text:list-item>
                </text:list>
              </text:list-item>
            </text:list>
          </draw:text-box>
        </draw:frame>
        <draw:frame draw:style-name="gr11" draw:text-style-name="P17" xml:id="id27" draw:id="id27" draw:layer="layout" svg:width="11.6cm" svg:height="1.851cm" svg:x="4.4cm" svg:y="10.2cm">
          <draw:text-box>
            <text:p text:style-name="P16"><text:span text:style-name="T14">Process finished with exit code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3" draw:style-name="gr3" draw:layer="layout" svg:width="13.999cm" svg:height="11.137cm" svg:x="3.5cm" svg:y="2.227cm" draw:page-number="7" presentation:class="page"/>
          <draw:frame draw:name="Google Shape;69;g8610040847_0_4" presentation:style-name="pr13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1T1">
        <office:forms form:automatic-focus="false" form:apply-design-mode="false"/>
        <draw:frame draw:name="Google Shape;71;p15_5" presentation:style-name="pr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Funktionen in C – Funktionsprototypen</text:span></text:p>
          </draw:text-box>
        </draw:frame>
        <draw:frame draw:style-name="gr12" draw:text-style-name="P11" xml:id="id28" draw:id="id28" draw:layer="layout" svg:width="9.4cm" svg:height="9.051cm" svg:x="4.4cm" svg:y="2.006cm">
          <draw:text-box>
            <text:p text:style-name="P10"><text:span text:style-name="T8">int </text:span><text:span text:style-name="T9">foo</text:span><text:span text:style-name="T10">(</text:span><text:span text:style-name="T8">int </text:span><text:span text:style-name="T10">a)</text:span><text:span text:style-name="T8">;</text:span><text:span text:style-name="T8"><text:line-break/></text:span><text:span text:style-name="T8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return </text:span><text:span text:style-name="T10">foo(</text:span><text:span text:style-name="T11">5.0f</text:span><text:span text:style-name="T10">)</text:span><text:span text:style-name="T8">;</text:span><text:span text:style-name="T8"><text:line-break/></text:span><text:span text:style-name="T10">}</text:span><text:span text:style-name="T10"><text:line-break/></text:span><text:span text:style-name="T10"><text:line-break/></text:span><text:span text:style-name="T8">int </text:span><text:span text:style-name="T9">foo</text:span><text:span text:style-name="T10">(</text:span><text:span text:style-name="T8">int </text:span><text:span text:style-name="T10">a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return </text:span><text:span text:style-name="T10">a</text:span><text:span text:style-name="T8">;</text:span><text:span text:style-name="T8"><text:line-break/></text:span><text:span text:style-name="T10">}</text:span></text:p>
          </draw:text-box>
        </draw:frame>
        <draw:frame draw:name="Google Shape;72;p15_3" presentation:style-name="pr14" draw:text-style-name="P9" draw:layer="layout" svg:width="14.202cm" svg:height="3.6cm" svg:x="13.8cm" svg:y="2cm">
          <draw:text-box>
            <text:list text:style-name="L2">
              <text:list-item>
                <text:p xml:id="id29" text:id="id29" text:style-name="P8"><text:span text:style-name="T4">Oder:</text:span></text:p>
                <text:list>
                  <text:list-item>
                    <text:p xml:id="id30" text:id="id30" text:style-name="P8"><text:span text:style-name="T4">Funktionsprototypen verwenden</text:span></text:p>
                  </text:list-item>
                  <text:list-item>
                    <text:p xml:id="id31" text:id="id31" text:style-name="P8"><text:span text:style-name="T4">zu bevorzugen</text:span></text:p>
                    <text:list>
                      <text:list-item>
                        <text:p xml:id="id32" text:id="id32" text:style-name="P8"><text:span text:style-name="T4">wegen Header-Dateien (kommt noch)</text:span></text:p>
                      </text:list-item>
                    </text:list>
                    <text:p text:style-name="P8"><text:span text:style-name="T5"/></text:p>
                  </text:list-item>
                </text:list>
              </text:list-item>
            </text:list>
          </draw:text-box>
        </draw:frame>
        <draw:frame draw:style-name="gr11" draw:text-style-name="P17" xml:id="id33" draw:id="id33" draw:layer="layout" svg:width="11.6cm" svg:height="1.851cm" svg:x="4.4cm" svg:y="11.349cm">
          <draw:text-box>
            <text:p text:style-name="P16"><text:span text:style-name="T14">Process finished with exit code 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5" draw:style-name="gr3" draw:layer="layout" svg:width="13.999cm" svg:height="11.137cm" svg:x="3.5cm" svg:y="2.227cm" draw:page-number="8" presentation:class="page"/>
          <draw:frame draw:name="Google Shape;69;g8610040847_0_5" presentation:style-name="pr1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1T1">
        <office:forms form:automatic-focus="false" form:apply-design-mode="false"/>
        <draw:frame draw:name="Google Shape;71;p15_7" presentation:style-name="pr8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Funktionen in C – Pointer</text:span></text:p>
          </draw:text-box>
        </draw:frame>
        <draw:frame draw:style-name="gr13" draw:text-style-name="P11" xml:id="id34" draw:id="id34" draw:layer="layout" svg:width="12.799cm" svg:height="13.051cm" svg:x="4.601cm" svg:y="1.8cm">
          <draw:text-box>
            <text:p text:style-name="P10"><text:span text:style-name="T8">void </text:span><text:span text:style-name="T9">foo</text:span><text:span text:style-name="T10">(</text:span><text:span text:style-name="T8">int </text:span><text:span text:style-name="T10">a</text:span><text:span text:style-name="T8">, int </text:span><text:span text:style-name="T10">*b)</text:span><text:span text:style-name="T10"><text:line-break/></text:span><text:span text:style-name="T10">{</text:span><text:span text:style-name="T10"><text:line-break/></text:span><text:span text:style-name="T10"> <text:s text:c="3"/>a *= a</text:span><text:span text:style-name="T8">;</text:span><text:span text:style-name="T8"><text:line-break/></text:span><text:span text:style-name="T8"> <text:s text:c="3"/></text:span><text:span text:style-name="T10">*b *= *b</text:span><text:span text:style-name="T8">;</text:span><text:span text:style-name="T8"><text:line-break/></text:span><text:span text:style-name="T10">}</text:span><text:span text:style-name="T10"><text:line-break/></text:span><text:span text:style-name="T10"><text:line-break/></text:span><text:span text:style-name="T8">int </text:span><text:span text:style-name="T9">main</text:span><text:span text:style-name="T10">(</text:span><text:span text:style-name="T8">void</text:span><text:span text:style-name="T10">)</text:span><text:span text:style-name="T10"><text:line-break/></text:span><text:span text:style-name="T10">{</text:span><text:span text:style-name="T10"><text:line-break/></text:span><text:span text:style-name="T10"> <text:s text:c="3"/></text:span><text:span text:style-name="T8">int </text:span><text:span text:style-name="T10">a = </text:span><text:span text:style-name="T11">2</text:span><text:span text:style-name="T8">, </text:span><text:span text:style-name="T10">b = </text:span><text:span text:style-name="T11">2</text:span><text:span text:style-name="T8">;</text:span><text:span text:style-name="T8"><text:line-break/></text:span><text:span text:style-name="T8"><text:line-break/></text:span><text:span text:style-name="T8"> <text:s text:c="3"/></text:span><text:span text:style-name="T10">printf(</text:span><text:span text:style-name="T7">"%d, %d</text:span><text:span text:style-name="T8">\n</text:span><text:span text:style-name="T7">"</text:span><text:span text:style-name="T8">, </text:span><text:span text:style-name="T10">a</text:span><text:span text:style-name="T8">, </text:span><text:span text:style-name="T10">b)</text:span><text:span text:style-name="T8">;</text:span><text:span text:style-name="T8"><text:line-break/></text:span><text:span text:style-name="T8"> <text:s text:c="3"/></text:span><text:span text:style-name="T10">foo(a</text:span><text:span text:style-name="T8">, </text:span><text:span text:style-name="T10">&amp;b)</text:span><text:span text:style-name="T8">;</text:span><text:span text:style-name="T8"><text:line-break/></text:span><text:span text:style-name="T8"> <text:s text:c="3"/></text:span><text:span text:style-name="T10">printf(</text:span><text:span text:style-name="T7">"%d, %d"</text:span><text:span text:style-name="T8">, </text:span><text:span text:style-name="T10">a</text:span><text:span text:style-name="T8">, </text:span><text:span text:style-name="T10">b)</text:span><text:span text:style-name="T8">;</text:span><text:span text:style-name="T8"><text:line-break/></text:span><text:span text:style-name="T8"><text:line-break/></text:span><text:span text:style-name="T8"> <text:s text:c="3"/>return </text:span><text:span text:style-name="T11">0</text:span><text:span text:style-name="T8">;</text:span><text:span text:style-name="T8"><text:line-break/></text:span><text:span text:style-name="T10">}</text:span></text:p>
          </draw:text-box>
        </draw:frame>
        <draw:frame draw:style-name="gr14" draw:text-style-name="P17" xml:id="id36" draw:id="id36" draw:layer="layout" svg:width="2.4cm" svg:height="1.051cm" svg:x="19.6cm" svg:y="9.8cm">
          <draw:text-box>
            <text:p text:style-name="P16"><text:span text:style-name="T14">2, 2</text:span></text:p>
          </draw:text-box>
        </draw:frame>
        <draw:frame draw:style-name="gr14" draw:text-style-name="P17" xml:id="id37" draw:id="id37" draw:layer="layout" svg:width="2.4cm" svg:height="1.051cm" svg:x="19.6cm" svg:y="11.39cm">
          <draw:text-box>
            <text:p text:style-name="P16"><text:span text:style-name="T14">2, 4</text:span></text:p>
          </draw:text-box>
        </draw:frame>
        <draw:line draw:style-name="gr15" draw:text-style-name="P18" xml:id="id35" draw:id="id35" draw:layer="layout" svg:x1="17cm" svg:y1="10.339cm" svg:x2="19.6cm" svg:y2="10.339cm">
          <text:p/>
        </draw:line>
        <draw:line draw:style-name="gr15" draw:text-style-name="P18" xml:id="id38" draw:id="id38" draw:layer="layout" svg:x1="16.2cm" svg:y1="11.939cm" svg:x2="19.6cm" svg:y2="11.93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7" draw:style-name="gr3" draw:layer="layout" svg:width="13.999cm" svg:height="11.137cm" svg:x="3.5cm" svg:y="2.227cm" draw:page-number="9" presentation:class="page"/>
          <draw:frame draw:name="Google Shape;69;g8610040847_0_7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1T1">
        <office:forms form:automatic-focus="false" form:apply-design-mode="false"/>
        <draw:custom-shape draw:name="Google Shape;267;p33_0" draw:style-name="gr1" draw:text-style-name="P2" draw:layer="layout" svg:width="25.198cm" svg:height="1.486cm" svg:x="1.401cm" svg:y="5.5cm">
          <text:p text:style-name="P1"><text:span text:style-name="T1">Hands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8610040847_0_6" draw:style-name="gr3" draw:layer="layout" svg:width="13.999cm" svg:height="11.137cm" svg:x="3.5cm" svg:y="2.227cm" draw:page-number="10" presentation:class="page"/>
          <draw:frame draw:name="Google Shape;69;g8610040847_0_6" presentation:style-name="pr1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office:forms form:automatic-focus="false" form:apply-design-mode="false"/>
        <draw:custom-shape draw:name="Google Shape;267;p33_1" draw:style-name="gr1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1" draw:style-name="gr16" draw:text-style-name="P2" draw:layer="layout" svg:width="25.198cm" svg:height="1.075cm" svg:x="1.4cm" svg:y="7.318cm">
          <text:p text:style-name="P1"><text:span text:style-name="T15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8777b0a14b_0_1" presentation:style-name="pr1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" draw:style-name="gr3" draw:layer="layout" svg:width="13.999cm" svg:height="11.137cm" svg:x="3.5cm" svg:y="2.227cm" draw:page-number="11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Roboto2" svg:font-family="Roboto"/>
    <style:font-face style:name="Roboto Black" svg:font-family="'Roboto Black'"/>
    <style:font-face style:name="Roboto Medium2" svg:font-family="'Roboto Medium'"/>
    <style:font-face style:name="JetBrains Mono1" svg:font-family="'JetBrains Mono'" style:font-family-generic="modern"/>
    <style:font-face style:name="Arial2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icrosoft YaHei1" svg:font-family="'Microsoft YaHei'" style:font-pitch="variable"/>
    <style:font-face style:name="Roboto" svg:font-family="Roboto" style:font-pitch="variable"/>
    <style:font-face style:name="Roboto Black1" svg:font-family="'Roboto Black'" style:font-pitch="variable"/>
    <style:font-face style:name="Roboto Medium" svg:font-family="'Roboto Medium'" style:font-pitch="variable"/>
    <style:font-face style:name="Roboto Medium1" svg:font-family="'Roboto Medium'" style:font-adornments="Regular" style:font-pitch="variable"/>
    <style:font-face style:name="Segoe UI" svg:font-family="'Segoe UI'" style:font-pitch="variable"/>
    <style:font-face style:name="Tahoma" svg:font-family="Tahoma" style:font-pitch="variable"/>
    <style:font-face style:name="JetBrains Mono" svg:font-family="'JetBrains Mono'" style:font-family-generic="modern" style:font-pitch="variable"/>
    <style:font-face style:name="Liberation Sans2" svg:font-family="'Liberation Sans'" style:font-family-generic="modern" style:font-pitch="variable"/>
    <style:font-face style:name="Linux Libertine G2" svg:font-family="'Linux Libertine G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4" style:family="text">
      <style:text-properties fo:font-variant="normal" fo:text-transform="none" fo:color="#2dcc70" loext:opacity="100%" style:text-line-through-style="none" style:text-line-through-type="none" style:text-position="0% 100%" style:font-name="Roboto Medium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F37701F95C0E1834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CDD3D742B752FFD2.png" xlink:type="simple" xlink:show="embed" xlink:actuate="onLoad" draw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552968356DAD1B4B.png" xlink:type="simple" xlink:show="embed" xlink:actuate="onLoad" draw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&lt;Foliennummer&gt;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&lt;Foliennumm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7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2010000051B000002DAF37701F95C0E1834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0.3.1$Windows_X86_64 LibreOffice_project/d7547858d014d4cf69878db179d326fc3483e082</meta:generator>
    <dc:date>2021-01-03T14:27:15.096000000</dc:date>
    <meta:editing-duration>P1DT3H37M37S</meta:editing-duration>
    <meta:editing-cycles>784</meta:editing-cycles>
    <meta:document-statistic meta:object-count="99"/>
  </office:meta>
</office:document-meta>
</file>